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para o Gerenciamento de Autenticação em React</text:span></text:span></text:p>
      <text:p text:style-name="P2"><text:span text:style-name="Strong_20_Emphasis"><text:span text:style-name="T1">Introdução:</text:span></text:span> O código fornecido está relacionado ao gerenciamento de autenticação em uma aplicação React. Ele define um contexto (<text:span text:style-name="Source_20_Text"><text:span text:style-name="T1">AuthContext</text:span></text:span>) e dois componentes/funções (<text:span text:style-name="Source_20_Text"><text:span text:style-name="T1">AuthProvider</text:span></text:span> e <text:span text:style-name="Source_20_Text"><text:span text:style-name="T1">useAuthValue</text:span></text:span>) que permitem o compartilhamento de informações de autenticação em toda a aplicação.</text:p>
      <text:p text:style-name="P2"><text:span text:style-name="Strong_20_Emphasis"><text:span text:style-name="T1">Métodos:</text:span></text:span></text:p>
      <text:list text:style-name="L1">
        <text:list-item>
          <text:p text:style-name="P3"><text:span text:style-name="Strong_20_Emphasis"><text:span text:style-name="Source_20_Text"><text:span text:style-name="T1">AuthContext</text:span></text:span></text:span>: É um contexto criado com a função <text:span text:style-name="Source_20_Text"><text:span text:style-name="T1">createContext</text:span></text:span> do React. Ele serve como um contêiner para armazenar e compartilhar informações de autenticação em toda a árvore de componentes.</text:p>
        </text:list-item>
        <text:list-item>
          <text:p text:style-name="P3"><text:span text:style-name="Strong_20_Emphasis"><text:span text:style-name="Source_20_Text"><text:span text:style-name="T1">AuthProvider</text:span></text:span></text:span>: É um componente funcional que recebe duas propriedades, <text:span text:style-name="Source_20_Text"><text:span text:style-name="T1">children</text:span></text:span> e <text:span text:style-name="Source_20_Text"><text:span text:style-name="T1">value</text:span></text:span>. Ele utiliza o contexto <text:span text:style-name="Source_20_Text"><text:span text:style-name="T1">AuthContext</text:span></text:span> para fornecer o valor de autenticação (geralmente um objeto com informações sobre o usuário autenticado) para os componentes filhos encapsulados por ele.</text:p>
        </text:list-item>
        <text:list-item>
          <text:p text:style-name="P3"><text:span text:style-name="Strong_20_Emphasis"><text:span text:style-name="Source_20_Text"><text:span text:style-name="T1">useAuthValue</text:span></text:span></text:span>: É uma função que utiliza o hook <text:span text:style-name="Source_20_Text"><text:span text:style-name="T1">useContext</text:span></text:span> para acessar o contexto <text:span text:style-name="Source_20_Text"><text:span text:style-name="T1">AuthContext</text:span></text:span>. Ela permite que outros componentes acessem o valor de autenticação dentro do contexto.</text:p>
        </text:list-item>
      </text:list>
      <text:p text:style-name="P2"><text:span text:style-name="Strong_20_Emphasis"><text:span text:style-name="T1">Resultados:</text:span></text:span> O resultado deste código é a criação de um sistema de gerenciamento de autenticação que permite que os componentes da aplicação acessem as informações de autenticação, como o estado do usuário logado, sem a necessidade de passar essas informações explicitamente entre os componentes. Isso simplifica o acesso aos dados de autenticação em toda a aplicação.</text:p>
      <text:p text:style-name="P2"><text:span text:style-name="Strong_20_Emphasis"><text:span text:style-name="T1">Conclusão:</text:span></text:span> O código fornece uma estrutura básica para gerenciar informações de autenticação em uma aplicação React. O contexto <text:span text:style-name="Source_20_Text"><text:span text:style-name="T1">AuthContext</text:span></text:span> atua como um repositório central para armazenar informações de autenticação e o componente <text:span text:style-name="Source_20_Text"><text:span text:style-name="T1">AuthProvider</text:span></text:span> permite que essas informações sejam compartilhadas com componentes filhos. A função <text:span text:style-name="Source_20_Text"><text:span text:style-name="T1">useAuthValue</text:span></text:span> facilita o acesso a essas informações de autenticação em qualquer componente da aplicação.</text:p>
      <text:p text:style-name="P2"><text:span text:style-name="Strong_20_Emphasis"><text:span text:style-name="T1">Análise:</text:span></text:span></text:p>
      <text:list text:style-name="L2">
        <text:list-item>
          <text:p text:style-name="P4">O uso do contexto é uma abordagem eficaz para compartilhar informações globais em uma aplicação React.</text:p>
        </text:list-item>
        <text:list-item>
          <text:p text:style-name="P4">O <text:span text:style-name="Source_20_Text"><text:span text:style-name="T1">AuthProvider</text:span></text:span> pode ser usado como um envoltório em torno de partes da aplicação onde as informações de autenticação são necessárias.</text:p>
        </text:list-item>
        <text:list-item>
          <text:p text:style-name="P5">O <text:span text:style-name="Source_20_Text"><text:span text:style-name="T1">useAuthValue</text:span></text:span> permite que outros componentes acessem as informações de autenticação de forma simples, evitando a propagação de propriedades de um componente para outr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06:33.662000000</meta:creation-date>
    <dc:date>2023-11-06T06:07:08.821000000</dc:date>
    <meta:editing-duration>PT35S</meta:editing-duration>
    <meta:editing-cycles>1</meta:editing-cycles>
    <meta:document-statistic meta:table-count="0" meta:image-count="0" meta:object-count="0" meta:page-count="1" meta:paragraph-count="12" meta:word-count="323" meta:character-count="2208" meta:non-whitespace-character-count="1903"/>
    <meta:generator>LibreOffice/7.5.2.2$Windows_X86_64 LibreOffice_project/53bb9681a964705cf672590721dbc85eb4d0c3a2</meta:generator>
  </office:meta>
</office:document-meta>
</file>